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table:number-columns-repeated="2"/>
          <table:table-cell office:value-type="string">
            <text:p>e2</text:p>
          </table:table-cell>
          <table:table-cell/>
        </table:table-row>
        <table:table-row table:style-name="ro1">
          <table:table-cell table:formula="oooc:=1+2" office:value-type="float" office:value="3">
            <text:p>3</text:p>
          </table:table-cell>
          <table:table-cell table:formula="oooc:=[.A3]+1" office:value-type="float" office:value="4">
            <text:p>4</text:p>
          </table:table-cell>
          <table:table-cell office:value-type="string">
            <text:p>c3</text:p>
          </table:table-cell>
          <table:table-cell table:number-columns-repeated="2"/>
          <table:table-cell office:value-type="string">
            <text:p>f3</text:p>
          </table:table-cell>
        </table:table-row>
        <table:table-row table:style-name="ro1">
          <table:table-cell/>
          <table:table-cell office:value-type="string">
            <text:p>b4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2">12.04.2006</text:date>, <text:time>09:0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initial-creator>Jesper Zedlitz</meta:initial-creator>
    <meta:creation-date>2006-04-11T14:26:09</meta:creation-date>
    <dc:creator>Jesper Zedlitz</dc:creator>
    <dc:date>2006-04-12T09:08:57</dc:date>
    <dc:language>de-DE</dc:language>
    <meta:editing-cycles>3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